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h2" style:master-page-name="MP0" style:family="paragraph">
      <style:paragraph-properties fo:break-before="page" style:page-number="1"/>
      <style:text-properties style:font-name="New York" fo:font-weight="normal" style:font-weight-asian="normal" fo:font-size="12pt" style:font-size-asian="12pt" style:font-size-complex="12pt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DefStart" style:family="paragraph">
      <style:paragraph-properties fo:keep-with-next="auto"/>
    </style:style>
    <style:style style:name="P13" style:parent-style-name="DefStart" style:family="paragraph">
      <style:paragraph-properties fo:keep-with-next="auto"/>
    </style:style>
    <style:style style:name="P14" style:parent-style-name="DefStart" style:family="paragraph">
      <style:paragraph-properties fo:keep-with-next="auto"/>
    </style:style>
    <style:style style:name="P15" style:parent-style-name="DefStart" style:family="paragraph">
      <style:paragraph-properties fo:keep-with-next="auto"/>
    </style:style>
  </office:automatic-styles>
  <office:body>
    <office:text text:use-soft-page-breaks="true">
      <text:p text:style-name="P1"/>
      <text:p text:style-name="ch2">Chapter 7</text:p>
      <text:h text:style-name="Heading1" text:outline-level="1">Floating Point Arithmetic</text:h>
      <text:h text:style-name="Heading2" text:outline-level="2">Introduction</text:h>
      <text:p text:style-name="tx"><text:span text:style-name="T2">Floating Point</text:span><text:s/>arithmetic is required when the range of numbers exceeds the range of valid integers, or when fractional numbers are needed, eg. 3.14159265. <text:s/>Many applications can get by using<text:s/><text:span text:style-name="T3">scaled fixed p</text:span><text:span text:style-name="T4">oint<text:s/></text:span>arithmetic but this can be cumbersome and has less resolution. <text:s/>This Floating Point system uses an 80 bit floating point stack that is separate from the regular data stack. <text:s/>This is so that we can make it compatible with ANSI Forth standard and because 80 bit numbers won't fit on the normal data stack.</text:p>
      <text:h text:style-name="Heading2" text:outline-level="2">Floating Point Tutorial <text:s text:c="4"/></text:h>
      <text:p text:style-name="tx"><text:alphabetical-index-mark text:string-value="Floating Point, 7-"/>First we must load the appropriate Floating Point package. <text:s/>To load the<text:s/><text:span text:style-name="T5">SANE Floating Point Package</text:span>, enter:</text:p>
      <text:p text:style-name="Forth">INCLUDE HSYS:FloatingPoint</text:p>
      <text:p text:style-name="tx">Now we<text:s/><text:span text:style-name="T6">must</text:span><text:s/>initialize this system before using it. <text:s/>Enter: <text:s/></text:p>
      <text:p text:style-name="Forth">FPINIT<text:s/></text:p>
      <text:p text:style-name="tx">That will install the proper floating point number conversion routines. <text:s/>Now whenever we enter a number with a decimal point in it, it will be automatically converted to floating point. <text:s/>(Note: numbers with decimal points<text:s/>would<text:s/>normally<text:s/>be<text:s/>converted to double precision 64 bit integers.)<text:s/></text:p>
      <text:h text:style-name="Heading3" text:outline-level="3">Simple Arithmetic and Output <text:s text:c="3"/></text:h>
      <text:p text:style-name="tx">Let's try entering some numbers and doing some simple arithmetic. <text:s/>Most of the arithmetic operators that Forth has for integers, "* + - / ABS MIN", etc. <text:s/>have their floating point counterparts. <text:s/>To add two floating point numbers together<text:s/>we simply call<text:s/><text:span text:style-name="T7">F+</text:span><text:s/>. <text:s text:c="2"/></text:p>
      <text:p text:style-name="Forth">23.5 F. <text:s/>( print a fp number )<text:s/></text:p>
      <text:p text:style-name="Forth">20.0 7.55 F+ F. <text:s/>( add two fp numbers )<text:s/></text:p>
      <text:p text:style-name="Forth">17.98 12.345 F/ F. <text:s/>( divide two fp numbers )<text:s/></text:p>
      <text:p text:style-name="Forth">10.0 PI F* F. <text:s/></text:p>
      <text:p text:style-name="tx">We can control the display of our numbers by using<text:s/><text:span text:style-name="T8">F.R</text:span><text:s/>. <text:s/>If we want to display PI with 4 places after the decimal point in a field 12 characters wide, we can enter: <text:s/></text:p>
      <text:p text:style-name="Forth">4 PLACES</text:p>
      <text:p text:style-name="Forth">PI 12 F.R<text:s/></text:p>
      <text:h text:style-name="Heading3" text:outline-level="3">Transcendental Functions <text:s text:c="5"/></text:h>
      <text:p text:style-name="tx">Scientific calculations often require transcendental functions like Sine and Cosine and Logarithm. <text:s text:c="2"/></text:p>
      <text:p text:style-name="Forth">2.1 <text:s/>5.3 F** F. <text:s/>( raise 2.1 to<text:s/>the power of 5.3 )<text:s/></text:p>
      <text:p text:style-name="Forth">137.2 FLOG F. <text:s text:c="3"/>( log base 10 )<text:s/></text:p>
      <text:p text:style-name="Forth">13.72 FLOG F.</text:p>
      <text:p text:style-name="Forth"/>
      <text:p text:style-name="tx">Let's calculate the hypotenuse of a triangle. <text:s/>Pythagoras' theorem tells us that the length of the hypotenuse of a right triangle is the square root of the sum of the squares of the two sides. <text:s text:c="2"/></text:p>
      <text:p text:style-name="Forth">: HYPOT <text:s/>( a b -f- c , C = SQRT( A**2 + B**2 )<text:s/></text:p>
      <text:p text:style-name="Forth"><text:s text:c="4"/>FDUP F* <text:s/>( square B )<text:s/></text:p>
      <text:p text:style-name="Forth"><text:s text:c="4"/>FSWAP FDUP F* F+ ( square A and add )<text:s/></text:p>
      <text:p text:style-name="Forth"><text:s text:c="4"/>FSQRT <text:s/>( take square root )<text:s/></text:p>
      <text:soft-page-break/>
      <text:p text:style-name="Forth">;<text:s/></text:p>
      <text:p text:style-name="Forth">3.0 4.0 HYPOT F. <text:s/>( yep, the old 3,4,5 right triangle)<text:s/></text:p>
      <text:p text:style-name="Forth">9.8 17.5 HYPOT F. <text:s/></text:p>
      <text:h text:style-name="Heading3" text:outline-level="3">Turnkeying Floating Point Code <text:s text:c="3"/></text:h>
      <text:p text:style-name="tx">Please remember that you must initialize the system before using it. Otherwise it will crash dramatically. <text:s/>Here is an example of a floating point program that will turnkey.</text:p>
      <text:p text:style-name="Forth">: SHOWSINES <text:s/>( -- , display sines )<text:s/></text:p>
      <text:p text:style-name="Forth"><text:tab/>FPINIT <text:s/>( Important!! ) CR</text:p>
      <text:p text:style-name="Forth"><text:tab/>4 PLACES</text:p>
      <text:p text:style-name="Forth"><text:tab/>91 0<text:s/></text:p>
      <text:p text:style-name="Forth"><text:tab/>DO <text:s/>I DUP 4 .R <text:s/>( show angle )<text:s/></text:p>
      <text:p text:style-name="Forth"><text:tab/><text:tab/>FLOAT DEG&gt;RAD ( convert i to radians )<text:s/></text:p>
      <text:p text:style-name="Forth"><text:tab/><text:tab/>FSIN <text:s text:c="2"/>9 F.R CR<text:s/></text:p>
      <text:p text:style-name="Forth"><text:tab/>LOOP<text:s/></text:p>
      <text:p text:style-name="Forth"><text:tab/>FPTERM<text:s/></text:p>
      <text:p text:style-name="Forth">;<text:s/></text:p>
      <text:h text:style-name="Heading2" text:outline-level="2">Floating Point Glossary <text:s text:c="4"/></text:h>
      <text:p text:style-name="tx">This glossary has been organized by function to make it easier to find the right word.</text:p>
      <text:p text:style-name="tx">In the stack diagrams,<text:s/><text:span text:style-name="T9">r</text:span><text:s/>stands for a “Real” number. <text:s/>Real is another name for Floating Point.<text:span text:style-name="T10"><text:s/>-f-</text:span><text:s/>is the<text:s/>floating point<text:s/>version of<text:s/><text:span text:style-name="T11">--</text:span>, that is, it shows the stack (before and after execution).<text:s/></text:p>
      <text:p text:style-name="tx"/>
      <text:h text:style-name="Heading3" text:outline-level="3">Floating Point Control <text:s text:c="4"/></text:h>
      <text:p text:style-name="DefStart">FPINIT<text:tab/>( -f- , initialize floating point ) <text:s/></text:p>
      <text:p text:style-name="DefBody">This MUST be called before using any floating point words or you will crash. <text:s/>It opens the appropriate libraries and initializes some variables. The floating point files have AUTO.INIT words that will automatically call FPINIT if they are loaded permanently in a dictionary. <text:s text:c="2"/></text:p>
      <text:p text:style-name="DefStart">FPTERM<text:tab/>( -f- , close libraries and cleanup ) <text:s/></text:p>
      <text:p text:style-name="tx"/>
      <text:h text:style-name="Heading3" text:outline-level="3">Arithmetic Operators <text:s text:c="5"/></text:h>
      <text:p text:style-name="tx">These operators are similar to the corresponding integer operators and, therefore, don't need much explanation. <text:s text:c="2"/></text:p>
      <text:p text:style-name="DefStart">F+ <text:s text:c="3"/>( r1 r2 -f- r1+r2 ) <text:s/></text:p>
      <text:p text:style-name="DefStart">F- <text:s text:c="3"/>( r1 r2 -f- r1-r2 ) <text:s/></text:p>
      <text:p text:style-name="DefStart">F* <text:s text:c="3"/>( r1 r2 -f- r1*r2 ) <text:s/></text:p>
      <text:p text:style-name="DefStart">F/ <text:s text:c="3"/>( r1 r2 -f- r1/r2 ) <text:s/></text:p>
      <text:p text:style-name="DefStart">FABS <text:s/>( r -f- |r| , take absolute value of R )</text:p>
      <text:p text:style-name="DefStart">FMOD <text:s/>( r1 r2 -f- rem(f1/f2) , calc remainder )</text:p>
      <text:p text:style-name="DefStart">FNEGATE ( r -f- -r ) <text:s/></text:p>
      <text:p text:style-name="DefStart">FSQRT<text:tab/>( r -f- sqrt(r) , square root )</text:p>
      <text:p text:style-name="tx"/>
      <text:soft-page-break/>
      <text:h text:style-name="Heading3" text:outline-level="3">Transcendental Functions <text:s text:c="5"/></text:h>
      <text:p text:style-name="DefStart">F**<text:tab/><text:tab/>( r1<text:s/>r2 -f- r1**r2 , R1 to R2th power ) <text:s/></text:p>
      <text:p text:style-name="DefStart">FLN<text:tab/><text:tab/>( r -f- ln[r] , natural logarithm ) <text:s/></text:p>
      <text:p text:style-name="DefStart">FLOG<text:tab/>( r -f- log[r] , base 10 logarithm ) <text:s/></text:p>
      <text:p text:style-name="DefStart">FSIN<text:tab/>( r.rad -f- sin[r] , take sine of R ) <text:s/></text:p>
      <text:p text:style-name="DefStart">FCOS<text:tab/>( r.rad -f- cos[r] ) <text:s/></text:p>
      <text:p text:style-name="DefStart">FTAN<text:tab/>( r.rad -f- tan[r] ) <text:s/></text:p>
      <text:p text:style-name="DefStart">FATAN<text:tab/>( tan[r] -f- r.rad ) <text:s/></text:p>
      <text:h text:style-name="Heading3" text:outline-level="3">Logical Operators <text:s text:c="5"/></text:h>
      <text:p text:style-name="tx">These operators are just like their integer counterparts except they accept floating point numbers. <text:s/>The following words accept two numbers. <text:s text:c="2"/></text:p>
      <text:p text:style-name="DefStart">F= <text:s/>F&lt; <text:s/>F&gt; <text:s/>( r1 r2 -f- , -- flag ) <text:s/></text:p>
      <text:h text:style-name="Heading3" text:outline-level="3">Stack Operators</text:h>
      <text:p text:style-name="tx">There is room on the floating point<text:s/>stack for 32 numbers.</text:p>
      <text:p text:style-name="DefStart">F0SP<text:tab/>( ... -f- , clear float stack )</text:p>
      <text:p text:style-name="P12">FDUP<text:tab/>( r -f- r r ) <text:s/></text:p>
      <text:p text:style-name="P13">FOVER<text:tab/>( r1 r2 -f- r1 r2 r1 ) <text:s/></text:p>
      <text:p text:style-name="P14">FROT<text:tab/>( r1 r2 r3 -f- r2 r3 r1 ) <text:s/></text:p>
      <text:p text:style-name="P15">FSWAP<text:tab/>( r1 r2 -f- r2 r1 ) <text:s/></text:p>
      <text:p text:style-name="tx"/>
      <text:h text:style-name="Heading3" text:outline-level="3">Number Storage <text:s text:c="5"/></text:h>
      <text:p text:style-name="tx">These words provide a way of storing floating point numbers in memory and retrieving them. <text:s text:c="2"/></text:p>
      <text:p text:style-name="DefStart">F!<text:tab/><text:tab/>( r -f- , addr -- , store in memory ) <text:s/></text:p>
      <text:p text:style-name="DefStart">F@<text:tab/><text:tab/>( addr -- , -f- r ) <text:s/></text:p>
      <text:p text:style-name="DefStart">FCONSTANT ( value &lt;name&gt; -- , declare a big enough constant ) <text:s/></text:p>
      <text:p text:style-name="DefStart">FVARIABLE <text:s/>( &lt;name&gt; -- , declare a big enough variable ) <text:s/></text:p>
      <text:p text:style-name="tx"/>
      <text:h text:style-name="Heading3" text:outline-level="3">Number Conversion Operators</text:h>
      <text:p text:style-name="DefStart">F&gt;I<text:tab/><text:tab/>( r -f- , -- n , same as INT ) <text:s/></text:p>
      <text:p text:style-name="DefBody">Takes a number from the floating point stack and puts it onto the usual paramater stack.</text:p>
      <text:p text:style-name="DefStart">FIX<text:tab/><text:tab/>( r -f- , -- n , round and convert to integer ) <text:s/></text:p>
      <text:p text:style-name="DefBody">Takes a number from the floating point stack, rounds it, and puts it onto the usual paramater stack.</text:p>
      <text:p text:style-name="DefStart">FLOAT<text:tab/>( n -- , -f- r , convert integer to float ) <text:s/></text:p>
      <text:p text:style-name="DefBody">Takes a number from the parameter stack and moves it onto the floating point stack.<text:s/></text:p>
      <text:p text:style-name="DefStart">I&gt;F<text:tab/><text:s text:c="4"/>( n -- , -f- r , same as FLOAT ) <text:s/></text:p>
      <text:p text:style-name="DefStart">INT<text:tab/><text:tab/>( r -f- , -- n , truncate and convert to integer ) <text:s/></text:p>
      <text:p text:style-name="DefBody">Same as F&gt;I .Takes a number from the floating point stack, truncates it, and puts it onto the usual paramater stack.</text:p>
      <text:p text:style-name="tx"/>
      <text:h text:style-name="Heading3" text:outline-level="3">Display Operators <text:s text:c="5"/></text:h>
      <text:p text:style-name="tx">The single precision display words support 7 significant figures. Thus 1.2345678 F. will display 1.234568 . <text:s text:c="2"/></text:p>
      <text:p text:style-name="DefStart">F&gt;TEXT<text:tab/>( r -f- addr count , converts fp to text ) <text:s/></text:p>
      <text:p text:style-name="DefStart">F.<text:tab/><text:tab/>( r -f- , display floating-point in decimal form )</text:p>
      <text:p text:style-name="DefStart">F.R<text:tab/><text:tab/>( r -f- , width -- , set width of field, print )</text:p>
      <text:p text:style-name="DefStart">PLACES<text:tab/>( n -- , sets default number of fractional digits ) <text:s/></text:p>
      <text:h text:style-name="Heading3" text:outline-level="3">Number Interpreters <text:s text:c="5"/></text:h>
      <text:p text:style-name="DefStart">FNUMBER?<text:tab/>( $string -- true | false , -f- r )</text:p>
      <text:p text:style-name="DefBody">Convert a string to a floating point number. If valid, return TRUE and a float. <text:s/>If invalid, just return a FALSE, no float. For example, used in reading in numbers from a formatted file, or in querying a user to enter input from the computer keyboard.</text:p>
      <text:p text:style-name="DefStart">FLITERAL<text:tab/>( r -f- , compile a floating point number, immediat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header-left>
        <text:p text:style-name="Header"/>
      </style:header-left>
      <style:footer>
        <text:p text:style-name="Footer"><text:tab/>Floating Point Arithmetic<text:tab/>7 -<text:s/><text:page-number style:num-format="1">1</text:page-number></text:p>
      </style:footer>
      <style:footer-left>
        <text:p text:style-name="Footer">7 -<text:s/><text:page-number style:num-format="1">1</text:page-number><text:tab/>Floating Point Arithmetic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22:00Z</meta:creation-date>
    <dc:date>2013-07-07T01:22:00Z</dc:date>
    <meta:template xlink:href="Normal.dotm" xlink:type="simple"/>
    <meta:editing-cycles>2</meta:editing-cycles>
    <meta:editing-duration>PT0S</meta:editing-duration>
    <meta:document-statistic meta:page-count="3" meta:paragraph-count="12" meta:word-count="950" meta:character-count="6353" meta:row-count="45" meta:non-whitespace-character-count="5415"/>
  </office:meta>
</office:document-meta>
</file>